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74e" officeooo:paragraph-rsid="001d674e"/>
    </style:style>
    <style:style style:name="P2" style:family="paragraph" style:parent-style-name="Standard">
      <style:paragraph-properties fo:text-align="start" style:justify-single-word="false"/>
      <style:text-properties officeooo:rsid="001d674e" officeooo:paragraph-rsid="001d674e"/>
    </style:style>
    <style:style style:name="P3" style:family="paragraph" style:parent-style-name="Standard">
      <style:paragraph-properties fo:text-align="start" style:justify-single-word="false"/>
      <style:text-properties officeooo:paragraph-rsid="001f5cd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3787f"/>
    </style:style>
    <style:style style:name="P5" style:family="paragraph" style:parent-style-name="Standard">
      <style:paragraph-properties fo:text-align="start" style:justify-single-word="false"/>
      <style:text-properties officeooo:rsid="001f5cde" officeooo:paragraph-rsid="001f5cde"/>
    </style:style>
    <style:style style:name="P6" style:family="paragraph" style:parent-style-name="Standard">
      <style:paragraph-properties fo:text-align="start" style:justify-single-word="false"/>
      <style:text-properties officeooo:rsid="0022113c" officeooo:paragraph-rsid="0022113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113c" officeooo:paragraph-rsid="0022113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3787f" officeooo:paragraph-rsid="0023787f"/>
    </style:style>
    <style:style style:name="P9" style:family="paragraph" style:parent-style-name="Standard">
      <style:paragraph-properties fo:text-align="start" style:justify-single-word="false"/>
      <style:text-properties officeooo:rsid="0023787f" officeooo:paragraph-rsid="0023787f"/>
    </style:style>
    <style:style style:name="T1" style:family="text">
      <style:text-properties officeooo:rsid="001f5cde"/>
    </style:style>
    <style:style style:name="T2" style:family="text">
      <style:text-properties officeooo:rsid="0020eb63"/>
    </style:style>
    <style:style style:name="T3" style:family="text">
      <style:text-properties officeooo:rsid="0021aadf"/>
    </style:style>
    <style:style style:name="T4" style:family="text">
      <style:text-properties officeooo:rsid="002378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Status</text:h>
      <text:p text:style-name="P1"/>
      <text:p text:style-name="P2">Our project can be made up of several elements.</text:p>
      <text:p text:style-name="P2"/>
      <text:p text:style-name="P2">The main controller</text:p>
      <text:p text:style-name="P2">The sensor readout</text:p>
      <text:p text:style-name="P2">Electronic on/off switching for the lights, water pump, ventilation</text:p>
      <text:p text:style-name="P2">A physical box</text:p>
      <text:p text:style-name="P2"/>
      <text:p text:style-name="P2">The sensor readout is more or less complete, but has not been soldered to PCB.</text:p>
      <text:p text:style-name="P2">The main controller doesn’t do much other than read the sensor readout and write it to a website using flask. It should contain code to actually act on the sensor readout.</text:p>
      <text:p text:style-name="P2">The electronic switching works but is not implemented or controlled by the main controller.</text:p>
      <text:p text:style-name="P2">The physical box has not been made, but a candidate has been sourced to solve this issue.</text:p>
      <text:p text:style-name="P2"/>
      <text:h text:style-name="Heading_20_1" text:outline-level="1">Aim of the project</text:h>
      <text:p text:style-name="P5"/>
      <text:p text:style-name="P3"><text:span text:style-name="T1">The aim of the project is to automate the cultivation of plants in a controlled environment using off-the-shelf components, electronics and </text:span><text:span text:style-name="T2">a bit of</text:span><text:span text:style-name="T1"> programming. In the proce</text:span><text:span text:style-name="T2">ss we </text:span><text:span text:style-name="T3">will </text:span><text:span text:style-name="T2">log data and calculate the power usage, cost of materials and make a conclusion based on the data to find out if it’s feasible.</text:span></text:p>
      <text:p text:style-name="P3"/>
      <text:h text:style-name="Heading_20_1" text:outline-level="1">Objectives</text:h>
      <text:p text:style-name="P6"/>
      <text:p text:style-name="P6">The objectives to build the automated greenhouse are:</text:p>
      <text:p text:style-name="P6"/>
      <text:list xml:id="list2208596077" text:style-name="L1">
        <text:list-item>
          <text:p text:style-name="P7">build a main controller</text:p>
        </text:list-item>
        <text:list-item>
          <text:p text:style-name="P7">build a sensor readout unit</text:p>
        </text:list-item>
        <text:list-item>
          <text:p text:style-name="P7">build a box for the greenhouse</text:p>
        </text:list-item>
        <text:list-item>
          <text:p text:style-name="P8">build a ventilation system</text:p>
        </text:list-item>
        <text:list-item>
          <text:p text:style-name="P4"><text:span text:style-name="T4">build a web-service to visualize collected data</text:span></text:p>
        </text:list-item>
        <text:list-item>
          <text:p text:style-name="P8">assemble everything </text:p>
        </text:list-item>
        <text:list-item>
          <text:p text:style-name="P8">analyze data and write conclusion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4T09:52:42.245000000</meta:creation-date>
    <dc:date>2020-11-24T11:25:17.438000000</dc:date>
    <meta:editing-duration>PT30M33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1" meta:word-count="213" meta:character-count="1214" meta:non-whitespace-character-count="1028"/>
  </office:meta>
</office:document-meta>
</file>